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4375in"/>
    </style:style>
    <style:style style:name="Table1.B" style:family="table-column">
      <style:table-column-properties style:column-width="5.2604in"/>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left="0.05pt solid #000000" fo:border-right="0.05pt solid #000000" fo:border-top="none" fo:border-bottom="none"/>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underline-style="solid" style:text-underline-width="auto" style:text-underline-color="font-color" officeooo:rsid="000edbae" officeooo:paragraph-rsid="000edbae"/>
    </style:style>
    <style:style style:name="P2" style:family="paragraph" style:parent-style-name="Text_20_body">
      <style:paragraph-properties fo:text-align="end" style:justify-single-word="false"/>
      <style:text-properties officeooo:rsid="000edbae" officeooo:paragraph-rsid="000edbae"/>
    </style:style>
    <style:style style:name="P3" style:family="paragraph" style:parent-style-name="Text_20_body">
      <style:paragraph-properties fo:text-align="center" style:justify-single-word="false"/>
      <style:text-properties officeooo:rsid="000edbae" officeooo:paragraph-rsid="000edbae"/>
    </style:style>
    <style:style style:name="P4" style:family="paragraph" style:parent-style-name="Text_20_body">
      <style:paragraph-properties fo:text-align="center" style:justify-single-word="false"/>
      <style:text-properties style:text-position="0% 100%" style:text-underline-style="none" officeooo:rsid="000f68a2" officeooo:paragraph-rsid="000edbae"/>
    </style:style>
    <style:style style:name="P5" style:family="paragraph" style:parent-style-name="Text_20_body">
      <style:text-properties officeooo:rsid="00133b56" officeooo:paragraph-rsid="0014c7ff"/>
    </style:style>
    <style:style style:name="P6" style:family="paragraph" style:parent-style-name="Text_20_body">
      <style:text-properties officeooo:rsid="00133b56" officeooo:paragraph-rsid="00133b56"/>
    </style:style>
    <style:style style:name="P7" style:family="paragraph" style:parent-style-name="Text_20_body">
      <style:text-properties officeooo:rsid="0022290e" officeooo:paragraph-rsid="0022290e"/>
    </style:style>
    <style:style style:name="P8" style:family="paragraph" style:parent-style-name="Text_20_body">
      <style:text-properties officeooo:rsid="00263085" officeooo:paragraph-rsid="00263085"/>
    </style:style>
    <style:style style:name="P9" style:family="paragraph" style:parent-style-name="Text_20_body">
      <style:text-properties officeooo:rsid="0027b854" officeooo:paragraph-rsid="0027b854"/>
    </style:style>
    <style:style style:name="P10" style:family="paragraph" style:parent-style-name="Text_20_body">
      <style:text-properties officeooo:rsid="002b61ea" officeooo:paragraph-rsid="002b61ea"/>
    </style:style>
    <style:style style:name="P11" style:family="paragraph" style:parent-style-name="Text_20_body">
      <style:text-properties officeooo:rsid="0032a23d" officeooo:paragraph-rsid="0032a23d"/>
    </style:style>
    <style:style style:name="P12" style:family="paragraph" style:parent-style-name="Text_20_body">
      <style:text-properties officeooo:rsid="0032a274" officeooo:paragraph-rsid="0032a274"/>
    </style:style>
    <style:style style:name="P13" style:family="paragraph" style:parent-style-name="Text_20_body">
      <style:paragraph-properties fo:text-align="center" style:justify-single-word="false"/>
      <style:text-properties officeooo:rsid="003830ba" officeooo:paragraph-rsid="003830ba"/>
    </style:style>
    <style:style style:name="P14" style:family="paragraph" style:parent-style-name="Table_20_Contents">
      <style:text-properties officeooo:rsid="00367ad4" officeooo:paragraph-rsid="00367ad4"/>
    </style:style>
    <style:style style:name="P15" style:family="paragraph" style:parent-style-name="Table_20_Contents">
      <style:paragraph-properties fo:text-align="center" style:justify-single-word="false"/>
      <style:text-properties fo:font-weight="bold" officeooo:rsid="00367ad4" officeooo:paragraph-rsid="00367ad4" style:font-weight-asian="bold" style:font-weight-complex="bold"/>
    </style:style>
    <style:style style:name="P16" style:family="paragraph" style:parent-style-name="Text_20_body">
      <style:text-properties officeooo:rsid="00367ad4" officeooo:paragraph-rsid="00367ad4"/>
    </style:style>
    <style:style style:name="P17" style:family="paragraph" style:parent-style-name="Text_20_body">
      <style:text-properties officeooo:rsid="002b61ea" officeooo:paragraph-rsid="002b61ea"/>
    </style:style>
    <style:style style:name="P18" style:family="paragraph" style:parent-style-name="Heading_20_2">
      <style:text-properties officeooo:rsid="001d66a4" officeooo:paragraph-rsid="001d66a4"/>
    </style:style>
    <style:style style:name="P19" style:family="paragraph" style:parent-style-name="Heading_20_2">
      <style:text-properties officeooo:paragraph-rsid="00133b56"/>
    </style:style>
    <style:style style:name="P20" style:family="paragraph" style:parent-style-name="Heading_20_2">
      <style:text-properties officeooo:paragraph-rsid="00367ad4"/>
    </style:style>
    <style:style style:name="P21" style:family="paragraph" style:parent-style-name="Contents_20_1">
      <style:paragraph-properties>
        <style:tab-stops>
          <style:tab-stop style:position="6.6929in" style:type="right" style:leader-style="dotted" style:leader-text="."/>
        </style:tab-stops>
      </style:paragraph-properties>
    </style:style>
    <style:style style:name="P22" style:family="paragraph" style:parent-style-name="Contents_20_3">
      <style:paragraph-properties>
        <style:tab-stops>
          <style:tab-stop style:position="6.3in" style:type="right" style:leader-style="dotted" style:leader-text="."/>
        </style:tab-stops>
      </style:paragraph-properties>
    </style:style>
    <style:style style:name="P23"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style:text-position="super 58%" officeooo:rsid="000f68a2"/>
    </style:style>
    <style:style style:name="T2" style:family="text">
      <style:text-properties style:text-position="0% 100%" style:text-underline-style="none" officeooo:rsid="000f68a2"/>
    </style:style>
    <style:style style:name="T3" style:family="text">
      <style:text-properties officeooo:rsid="0019de99"/>
    </style:style>
    <style:style style:name="T4" style:family="text">
      <style:text-properties officeooo:rsid="001c2974"/>
    </style:style>
    <style:style style:name="T5" style:family="text">
      <style:text-properties officeooo:rsid="001e805d"/>
    </style:style>
    <style:style style:name="T6" style:family="text">
      <style:text-properties officeooo:rsid="00208492"/>
    </style:style>
    <style:style style:name="T7" style:family="text">
      <style:text-properties officeooo:rsid="0022290e"/>
    </style:style>
    <style:style style:name="T8" style:family="text">
      <style:text-properties officeooo:rsid="0022b93c"/>
    </style:style>
    <style:style style:name="T9" style:family="text">
      <style:text-properties officeooo:rsid="00291058"/>
    </style:style>
    <style:style style:name="T10" style:family="text">
      <style:text-properties officeooo:rsid="002b61ea"/>
    </style:style>
    <style:style style:name="T11" style:family="text">
      <style:text-properties officeooo:rsid="002d24bb"/>
    </style:style>
    <style:style style:name="T12" style:family="text">
      <style:text-properties officeooo:rsid="0034d6a6"/>
    </style:style>
    <style:style style:name="T13" style:family="text">
      <style:text-properties officeooo:rsid="0039df90"/>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 Design Docume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Revo <text:span text:style-name="T4">project</text:span></text:p>
      <text:p text:style-name="P2"/>
      <text:p text:style-name="P2"/>
      <text:p text:style-name="P2"/>
      <text:p text:style-name="P2"/>
      <text:p text:style-name="P2"/>
      <text:p text:style-name="P2">Prepared by RevoTeam</text:p>
      <text:p text:style-name="P2">Manh Nguyen Tien – <text:span text:style-name="T13">SE04004</text:span></text:p>
      <text:p text:style-name="P2">Hiep Hoang Ho - </text:p>
      <text:p text:style-name="P3"/>
      <text:p text:style-name="P3"/>
      <text:p text:style-name="P3"/>
      <text:p text:style-name="P3"/>
      <text:p text:style-name="P3"/>
      <text:p text:style-name="P3"/>
      <text:p text:style-name="P3"/>
      <text:p text:style-name="P3"/>
      <text:p text:style-name="P3"/>
      <text:p text:style-name="P3"/>
      <text:p text:style-name="P3">26<text:span text:style-name="T1">th</text:span> <text:span text:style-name="T2">June, 2017</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21"><text:a xlink:type="simple" xlink:href="#__RefHeading___Toc241_491237077" text:style-name="Index_20_Link" text:visited-style-name="Index_20_Link">1. Overview<text:tab/>4</text:a></text:p>
          <text:p text:style-name="P23"><text:a xlink:type="simple" xlink:href="#__RefHeading___Toc243_491237077" text:style-name="Index_20_Link" text:visited-style-name="Index_20_Link">1.1 Scope<text:tab/>4</text:a></text:p>
          <text:p text:style-name="P23"><text:a xlink:type="simple" xlink:href="#__RefHeading___Toc245_491237077" text:style-name="Index_20_Link" text:visited-style-name="Index_20_Link">1.2 Purpose<text:tab/>4</text:a></text:p>
          <text:p text:style-name="P23"><text:a xlink:type="simple" xlink:href="#__RefHeading___Toc249_491237077" text:style-name="Index_20_Link" text:visited-style-name="Index_20_Link">1.3 References<text:tab/>4</text:a></text:p>
          <text:p text:style-name="P21"><text:a xlink:type="simple" xlink:href="#__RefHeading___Toc251_491237077" text:style-name="Index_20_Link" text:visited-style-name="Index_20_Link">2. Module design<text:tab/>4</text:a></text:p>
          <text:p text:style-name="P23"><text:a xlink:type="simple" xlink:href="#__RefHeading___Toc253_491237077" text:style-name="Index_20_Link" text:visited-style-name="Index_20_Link">2.1 Overview<text:tab/>4</text:a></text:p>
          <text:p text:style-name="P22"><text:a xlink:type="simple" xlink:href="#__RefHeading___Toc255_491237077" text:style-name="Index_20_Link" text:visited-style-name="Index_20_Link">2.1.1 Client overview<text:tab/>4</text:a></text:p>
          <text:p text:style-name="P22"><text:a xlink:type="simple" xlink:href="#__RefHeading___Toc257_491237077" text:style-name="Index_20_Link" text:visited-style-name="Index_20_Link">2.1.2 Server overview<text:tab/>4</text:a></text:p>
          <text:p text:style-name="P23"><text:a xlink:type="simple" xlink:href="#__RefHeading___Toc259_491237077" text:style-name="Index_20_Link" text:visited-style-name="Index_20_Link">2.2 Client design<text:tab/>4</text:a></text:p>
          <text:p text:style-name="P23"><text:a xlink:type="simple" xlink:href="#__RefHeading___Toc261_491237077" text:style-name="Index_20_Link" text:visited-style-name="Index_20_Link">2.3 Server design<text:tab/>5</text:a></text:p>
          <text:p text:style-name="P21"><text:a xlink:type="simple" xlink:href="#__RefHeading___Toc263_491237077" text:style-name="Index_20_Link" text:visited-style-name="Index_20_Link">3. Database design<text:tab/>5</text:a></text:p>
        </text:index-body>
      </text:table-of-content>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241_491237077"/><text:soft-page-break/>1. Overview<text:bookmark-end text:name="__RefHeading___Toc241_491237077"/></text:h>
      <text:h text:style-name="Heading_20_2" text:outline-level="2"><text:bookmark-start text:name="__RefHeading___Toc243_491237077"/>1.1 Scope<text:bookmark-end text:name="__RefHeading___Toc243_491237077"/></text:h>
      <text:p text:style-name="P5">This document specify high level design and technology for Revo project. It covers the web client and API server’s architecture as well as database design, security and performance decisions <text:span text:style-name="T7">that are required to meet the Software Requirements Specification (SRS).</text:span></text:p>
      <text:h text:style-name="P18" text:outline-level="2"><text:bookmark-start text:name="__RefHeading___Toc245_491237077"/>1.2 Purpose<text:bookmark-end text:name="__RefHeading___Toc245_491237077"/></text:h>
      <text:p text:style-name="P7">The design description described in this document serves the following purposes:</text:p>
      <text:p text:style-name="P7">- <text:span text:style-name="T8">Describe functional structure to be implemented</text:span></text:p>
      <text:p text:style-name="P7">- <text:span text:style-name="T8">Identify system resources</text:span></text:p>
      <text:p text:style-name="P7">- <text:span text:style-name="T8">Verify compliance with requirements</text:span></text:p>
      <text:p text:style-name="P7">- <text:span text:style-name="T8">Help maintenance activities</text:span></text:p>
      <text:h text:style-name="P19" text:outline-level="2"><text:bookmark-start text:name="__RefHeading___Toc249_491237077"/><text:span text:style-name="T5">1.3 </text:span>References<text:bookmark-end text:name="__RefHeading___Toc249_491237077"/></text:h>
      <text:p text:style-name="P6">1016-2009 - IEEE Standard for Information Technology--Systems Design--Software Design Descriptions<text:span text:style-name="T3"> </text:span></text:p>
      <text:h text:style-name="Heading_20_1" text:outline-level="1"><text:bookmark-start text:name="__RefHeading___Toc251_491237077"/>2. <text:span text:style-name="T6">Module design</text:span><text:bookmark-end text:name="__RefHeading___Toc251_491237077"/></text:h>
      <text:h text:style-name="Heading_20_2" text:outline-level="2"><text:bookmark-start text:name="__RefHeading___Toc253_491237077"/>2.1 Overview<text:bookmark-end text:name="__RefHeading___Toc253_491237077"/></text:h>
      <text:p text:style-name="P8"><text:span text:style-name="T9">T</text:span>he system is designed with 2 major parts: the client and server application.</text:p>
      <text:h text:style-name="Heading_20_3" text:outline-level="3"><text:bookmark-start text:name="__RefHeading___Toc255_491237077"/>2.<text:span text:style-name="T11">1.1</text:span> Client <text:span text:style-name="T9">overview</text:span><text:bookmark-end text:name="__RefHeading___Toc255_491237077"/></text:h>
      <text:p text:style-name="P9">Node.js <text:span text:style-name="T9">and React</text:span> <text:span text:style-name="T9">are</text:span> selected as the platform <text:span text:style-name="T9">and tool</text:span> to implement client application. <text:span text:style-name="T10">The code later is transformed so it can run flawlessly on a web browser. This application receives user interactions and communicate with server to fetch and update data. Thanks to React, we are able to use Javascript to create user interface rather than dealing with HTML code. Node.js and React’s ecosystem also provide many tools and libraries for building application faster.</text:span></text:p>
      <text:h text:style-name="Heading_20_3" text:outline-level="3"><text:bookmark-start text:name="__RefHeading___Toc257_491237077"/>2.<text:span text:style-name="T11">1.2</text:span> Server overview<text:bookmark-end text:name="__RefHeading___Toc257_491237077"/></text:h>
      <text:p text:style-name="P10">For the ease of development, the server will be implemented with Ruby on Rails (ROR) framework. Ruby has an intuitive syntax and is easy to write. Rails framework can provide an API structure that we need to implement services.</text:p>
      <text:p text:style-name="P10"/>
      <text:h text:style-name="Heading_20_2" text:outline-level="2"><text:bookmark-start text:name="__RefHeading___Toc259_491237077"/><text:soft-page-break/>2.2 Client design<text:bookmark-end text:name="__RefHeading___Toc259_491237077"/></text:h>
      <text:p text:style-name="P11">A class should be written for each of the pages in the client application. We have following classes:</text:p>
      <text:p text:style-name="P11">1. Home</text:p>
      <text:p text:style-name="P11">2. Register</text:p>
      <text:p text:style-name="P11">3. Login</text:p>
      <text:p text:style-name="P11">4. Forms</text:p>
      <text:p text:style-name="P11">5. Fee</text:p>
      <text:p text:style-name="P11">6. Attendance</text:p>
      <text:p text:style-name="P11">7. Assignment</text:p>
      <text:p text:style-name="P12">There are other classes that doesn’t require user interface:</text:p>
      <text:p text:style-name="P12">8. Logout (<text:span text:style-name="T12">Re</text:span>directs to Home page)</text:p>
      <text:h text:style-name="P20" text:outline-level="2"><text:bookmark-start text:name="__RefHeading___Toc261_491237077"/>2.3 Server design<text:bookmark-end text:name="__RefHeading___Toc261_491237077"/></text:h>
      <text:p text:style-name="P16">To serve as an API server, this appilcation have 2 parts: resource and controller.</text:p>
      <text:p text:style-name="P16">The resource describes system data and the controller provides interface to create, modify or destroy that data.</text:p>
      <text:p text:style-name="P16">Each controller function is triggered via a REST API call from client application.</text:p>
      <table:table table:name="Table1" table:style-name="Table1">
        <table:table-column table:style-name="Table1.A"/>
        <table:table-column table:style-name="Table1.B"/>
        <table:table-row>
          <table:table-cell table:style-name="Table1.A1" office:value-type="string">
            <text:p text:style-name="P15">Name</text:p>
          </table:table-cell>
          <table:table-cell table:style-name="Table1.B1" office:value-type="string">
            <text:p text:style-name="P15">Description</text:p>
          </table:table-cell>
        </table:table-row>
        <table:table-row>
          <table:table-cell table:style-name="Table1.A2" office:value-type="string">
            <text:p text:style-name="P14">User</text:p>
          </table:table-cell>
          <table:table-cell table:style-name="Table1.B2" office:value-type="string">
            <text:p text:style-name="P14">The user that is in the system</text:p>
          </table:table-cell>
        </table:table-row>
        <table:table-row>
          <table:table-cell table:style-name="Table1.A2" office:value-type="string">
            <text:p text:style-name="P14">Session</text:p>
          </table:table-cell>
          <table:table-cell table:style-name="Table1.B2" office:value-type="string">
            <text:p text:style-name="P14">Authentication status of that user on the server</text:p>
          </table:table-cell>
        </table:table-row>
        <table:table-row>
          <table:table-cell table:style-name="Table1.A2" office:value-type="string">
            <text:p text:style-name="P14">Form</text:p>
          </table:table-cell>
          <table:table-cell table:style-name="Table1.B2" office:value-type="string">
            <text:p text:style-name="P14">A registration form submitted by the client</text:p>
          </table:table-cell>
        </table:table-row>
        <table:table-row>
          <table:table-cell table:style-name="Table1.A2" office:value-type="string">
            <text:p text:style-name="P14">Student</text:p>
          </table:table-cell>
          <table:table-cell table:style-name="Table1.B2" office:value-type="string">
            <text:p text:style-name="P14">Once a form is approved, a student is created</text:p>
          </table:table-cell>
        </table:table-row>
        <table:table-row>
          <table:table-cell table:style-name="Table1.A2" office:value-type="string">
            <text:p text:style-name="P14">Fee</text:p>
          </table:table-cell>
          <table:table-cell table:style-name="Table1.B2" office:value-type="string">
            <text:p text:style-name="P14">Fee status of each student per course</text:p>
          </table:table-cell>
        </table:table-row>
        <table:table-row>
          <table:table-cell table:style-name="Table1.A2" office:value-type="string">
            <text:p text:style-name="P14">Attendance</text:p>
          </table:table-cell>
          <table:table-cell table:style-name="Table1.B2" office:value-type="string">
            <text:p text:style-name="P14">Presence status of each student in the course per date</text:p>
          </table:table-cell>
        </table:table-row>
        <table:table-row>
          <table:table-cell table:style-name="Table1.A2" office:value-type="string">
            <text:p text:style-name="P14">Assigment</text:p>
          </table:table-cell>
          <table:table-cell table:style-name="Table1.B2" office:value-type="string">
            <text:p text:style-name="P14">The assignment reports of students per course</text:p>
          </table:table-cell>
        </table:table-row>
        <table:table-row>
          <table:table-cell table:style-name="Table1.A9" office:value-type="string">
            <text:p text:style-name="P14"/>
          </table:table-cell>
          <table:table-cell table:style-name="Table1.B9" office:value-type="string">
            <text:p text:style-name="P14"/>
          </table:table-cell>
        </table:table-row>
      </table:table>
      <text:p text:style-name="P13">Table 1: Resource list</text:p>
      <text:h text:style-name="Heading_20_1" text:outline-level="1"><text:bookmark-start text:name="__RefHeading___Toc263_491237077"/>3. <text:span text:style-name="T6">Database design</text:span><text:bookmark-end text:name="__RefHeading___Toc263_491237077"/></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size="15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fo:font-size="13pt" fo:font-style="italic"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fo:font-style="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6T15:48:31.713180737</meta:creation-date>
    <meta:generator>LibreOffice/5.1.6.2$Linux_X86_64 LibreOffice_project/10m0$Build-2</meta:generator>
    <dc:date>2017-07-17T19:54:33.827499253</dc:date>
    <meta:editing-duration>PT2H43M45S</meta:editing-duration>
    <meta:editing-cycles>38</meta:editing-cycles>
    <meta:document-statistic meta:table-count="1" meta:image-count="0" meta:object-count="0" meta:page-count="5" meta:paragraph-count="69" meta:word-count="457" meta:character-count="2762" meta:non-whitespace-character-count="2373"/>
  </office:meta>
</office:document-meta>
</file>